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1pt" officeooo:rsid="00009dcd" officeooo:paragraph-rsid="00009dcd" style:font-size-asian="11pt" style:font-size-complex="11pt"/>
    </style:style>
    <style:style style:name="P2" style:family="paragraph" style:parent-style-name="Standard">
      <style:text-properties style:font-name="Liberation Sans" fo:font-size="11pt" officeooo:rsid="00020fd7" officeooo:paragraph-rsid="00020fd7" style:font-size-asian="11pt" style:font-size-complex="11pt"/>
    </style:style>
    <style:style style:name="P3" style:family="paragraph" style:parent-style-name="Standard">
      <style:text-properties style:font-name="Liberation Sans" fo:font-size="16pt" fo:font-weight="bold" officeooo:rsid="00009dcd" officeooo:paragraph-rsid="00009dc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rsid="00009dcd" officeooo:paragraph-rsid="00009dcd"/>
    </style:style>
    <style:style style:name="P5" style:family="paragraph" style:parent-style-name="Standard" style:list-style-name="L2">
      <style:paragraph-properties fo:line-height="150%"/>
      <style:text-properties officeooo:rsid="00009dcd" officeooo:paragraph-rsid="00009dcd"/>
    </style:style>
    <style:style style:name="P6" style:family="paragraph" style:parent-style-name="Standard" style:list-style-name="L1">
      <style:text-properties style:font-name="Liberation Sans" fo:font-size="11pt" officeooo:rsid="00009dcd" officeooo:paragraph-rsid="00009dcd" style:font-size-asian="11pt" style:font-size-complex="11pt"/>
    </style:style>
    <style:style style:name="P7" style:family="paragraph" style:parent-style-name="Standard" style:list-style-name="L2">
      <style:text-properties style:font-name="Liberation Sans" fo:font-size="11pt" officeooo:rsid="00009dcd" officeooo:paragraph-rsid="00009dcd" style:font-size-asian="11pt" style:font-size-complex="11pt"/>
    </style:style>
    <style:style style:name="P8" style:family="paragraph" style:parent-style-name="Standard" style:list-style-name="L2">
      <style:text-properties style:font-name="Liberation Sans" fo:font-size="11pt" officeooo:rsid="000132fe" officeooo:paragraph-rsid="00009dcd" style:font-size-asian="11pt" style:font-size-complex="11pt"/>
    </style:style>
    <style:style style:name="P9" style:family="paragraph" style:parent-style-name="Standard" style:list-style-name="L3">
      <style:text-properties style:font-name="Liberation Sans" fo:font-size="11pt" officeooo:rsid="00020fd7" officeooo:paragraph-rsid="00020fd7" style:font-size-asian="11pt" style:font-size-complex="11pt"/>
    </style:style>
    <style:style style:name="P10" style:family="paragraph" style:parent-style-name="Standard" style:list-style-name="L3">
      <style:text-properties style:font-name="Liberation Sans" fo:font-size="11pt" officeooo:rsid="0001a4c8" officeooo:paragraph-rsid="0001a4c8" style:font-size-asian="11pt" style:font-size-complex="11pt"/>
    </style:style>
    <style:style style:name="P11" style:family="paragraph" style:parent-style-name="Standard" style:list-style-name="L2">
      <style:paragraph-properties fo:line-height="150%"/>
      <style:text-properties officeooo:rsid="000132fe" officeooo:paragraph-rsid="000132fe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officeooo:rsid="000132fe" style:font-size-asian="11pt" style:font-size-complex="11pt"/>
    </style:style>
    <style:style style:name="T3" style:family="text">
      <style:text-properties style:font-name="Liberation Sans" fo:font-size="11pt" officeooo:rsid="0004fe81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ÍDEOS:</text:p>
      <text:p text:style-name="P1"/>
      <text:list xml:id="list2957694829" text:style-name="L1">
        <text:list-item>
          <text:p text:style-name="P4"><text:span text:style-name="T1">Canal YouTube de DNA: </text:span><text:a xlink:type="simple" xlink:href="https://www.youtube.com/user/dnasolutionsspain/videos" text:style-name="Internet_20_link" text:visited-style-name="Visited_20_Internet_20_Link"><text:span text:style-name="T1">https://www.youtube.com/user/dnasolutionsspain/videos</text:span></text:a></text:p>
          <text:p text:style-name="P6"/>
        </text:list-item>
        <text:list-item>
          <text:p text:style-name="P4"><text:span text:style-name="T1">Vídeo Dion (edición y subtitulado): </text:span><text:a xlink:type="simple" xlink:href="https://www.youtube.com/watch?v=vvBFySwck8U" text:style-name="Internet_20_link" text:visited-style-name="Visited_20_Internet_20_Link"><text:span text:style-name="T1">https://www.youtube.com/watch?v=vvBFySwck8U</text:span></text:a></text:p>
          <text:p text:style-name="P6"/>
        </text:list-item>
        <text:list-item>
          <text:p text:style-name="P4"><text:span text:style-name="T1">Vídeo Toma de muestras (todo): </text:span><text:a xlink:type="simple" xlink:href="https://www.youtube.com/watch?v=QRU7h5wf1_Q" text:style-name="Internet_20_link" text:visited-style-name="Visited_20_Internet_20_Link"><text:span text:style-name="T1">https://www.youtube.com/watch?v=QRU7h5wf1_Q</text:span></text:a></text:p>
        </text:list-item>
      </text:list>
      <text:p text:style-name="P1"/>
      <text:p text:style-name="P1"/>
      <text:p text:style-name="P1"/>
      <text:p text:style-name="P3">IMÁGENES:</text:p>
      <text:p text:style-name="P1"/>
      <text:list xml:id="list2444146310" text:style-name="L2">
        <text:list-item>
          <text:p text:style-name="P8">Ver archivos guardados</text:p>
          <text:p text:style-name="P7"/>
        </text:list-item>
        <text:list-item>
          <text:p text:style-name="P8">Redes:</text:p>
          <text:list>
            <text:list-item>
              <text:p text:style-name="P5"><text:span text:style-name="T2">Twitter: </text:span><text:a xlink:type="simple" xlink:href="https://twitter.com/DNASolutionsEsp" text:style-name="Internet_20_link" text:visited-style-name="Visited_20_Internet_20_Link"><text:span text:style-name="T1">https://twitter.com/DNASolutionsEsp</text:span></text:a></text:p>
            </text:list-item>
            <text:list-item>
              <text:p text:style-name="P11"><text:span text:style-name="T1">Facebook: </text:span><text:a xlink:type="simple" xlink:href="https://www.facebook.com/profile.php?id=100063648789719" text:style-name="Internet_20_link" text:visited-style-name="Visited_20_Internet_20_Link"><text:span text:style-name="T1">https://www.facebook.com/profile.php?id=100063648789719</text:span></text:a></text:p>
            </text:list-item>
            <text:list-item>
              <text:p text:style-name="P11"><text:span text:style-name="T3">Instagram: </text:span><text:a xlink:type="simple" xlink:href="https://www.instagram.com/dnasolutionsesp/" text:style-name="Internet_20_link" text:visited-style-name="Visited_20_Internet_20_Link"><text:span text:style-name="T1">https://www.instagram.com/dnasolutionsesp/</text:span></text:a></text:p>
            </text:list-item>
          </text:list>
        </text:list-item>
      </text:list>
      <text:p text:style-name="P1"/>
      <text:p text:style-name="P1"/>
      <text:p text:style-name="P3">WEB:</text:p>
      <text:p text:style-name="P1"/>
      <text:list xml:id="list1702773659" text:style-name="L3">
        <text:list-item>
          <text:p text:style-name="P9">GitHub: <text:a xlink:type="simple" xlink:href="https://github.com/roigle" text:style-name="Internet_20_link" text:visited-style-name="Visited_20_Internet_20_Link">https://github.com/roigle</text:a></text:p>
          <text:p text:style-name="P9"/>
        </text:list-item>
        <text:list-item>
          <text:p text:style-name="P10">Vídeo Presentación “Barter”: <text:a xlink:type="simple" xlink:href="https://youtu.be/zF31UpOROUI" text:style-name="Internet_20_link" text:visited-style-name="Visited_20_Internet_20_Link">https://youtu.be/zF31UpOROUI</text:a></text:p>
          <text:p text:style-name="P10"/>
        </text:list-item>
        <text:list-item>
          <text:p text:style-name="P9">Vídeo Presentación “Network”: <text:a xlink:type="simple" xlink:href="https://www.youtube.com/watch?v=Ka8y9OuJn2Y" text:style-name="Internet_20_link" text:visited-style-name="Visited_20_Internet_20_Link">https://www.youtube.com/watch?v=Ka8y9OuJn2Y</text:a></text:p>
          <text:p text:style-name="P9"/>
        </text:list-item>
        <text:list-item>
          <text:p text:style-name="P9">Vídeo Presentación “Commerce”: <text:a xlink:type="simple" xlink:href="https://www.youtube.com/watch?v=fcYECmBkGcU" text:style-name="Internet_20_link" text:visited-style-name="Visited_20_Internet_20_Link">https://www.youtube.com/watch?v=fcYECmBkGcU</text:a></text:p>
        </text:list-item>
      </text:list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2:55:57.096000000</meta:creation-date>
    <dc:date>2022-11-15T20:22:07.303000000</dc:date>
    <meta:editing-duration>PT2H8M33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62" meta:character-count="693" meta:non-whitespace-character-count="664"/>
  </office:meta>
</office:document-meta>
</file>